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ourier New"/>
    </style:style>
    <style:style style:name="P2" style:parent-style-name="Standard" style:family="paragraph">
      <style:text-properties style:font-name="Courier New"/>
    </style:style>
    <style:style style:name="P3" style:parent-style-name="Standard" style:family="paragraph">
      <style:text-properties style:font-name="Courier New"/>
    </style:style>
    <style:style style:name="P4" style:parent-style-name="Standard" style:family="paragraph">
      <style:text-properties style:font-name="Courier New"/>
    </style:style>
    <style:style style:name="P5" style:parent-style-name="Standard" style:family="paragraph">
      <style:text-properties style:font-name="Courier New"/>
    </style:style>
    <style:style style:name="P6" style:parent-style-name="Standard" style:family="paragraph">
      <style:text-properties style:font-name="Courier New"/>
    </style:style>
    <style:style style:name="P7" style:parent-style-name="Standard" style:family="paragraph">
      <style:text-properties style:font-name="Courier New"/>
    </style:style>
    <style:style style:name="P8" style:parent-style-name="Standard" style:family="paragraph">
      <style:text-properties style:font-name="Courier New"/>
    </style:style>
    <style:style style:name="P9" style:parent-style-name="Standard" style:family="paragraph">
      <style:text-properties style:font-name="Courier New"/>
    </style:style>
    <style:style style:name="P10" style:parent-style-name="Standard" style:family="paragraph">
      <style:text-properties style:font-name="Courier New"/>
    </style:style>
    <style:style style:name="P11" style:parent-style-name="Standard" style:family="paragraph">
      <style:text-properties style:font-name="Courier New"/>
    </style:style>
    <style:style style:name="P12" style:parent-style-name="Standard" style:family="paragraph">
      <style:text-properties style:font-name="Courier New"/>
    </style:style>
    <style:style style:name="P13" style:parent-style-name="Standard" style:family="paragraph">
      <style:text-properties style:font-name="Courier New"/>
    </style:style>
    <style:style style:name="P14" style:parent-style-name="Standard" style:family="paragraph">
      <style:text-properties style:font-name="Courier New"/>
    </style:style>
    <style:style style:name="P15" style:parent-style-name="Standard" style:family="paragraph">
      <style:text-properties style:font-name="Courier New"/>
    </style:style>
    <style:style style:name="P16" style:parent-style-name="Standard" style:family="paragraph">
      <style:text-properties style:font-name="Courier New"/>
    </style:style>
    <style:style style:name="P17" style:parent-style-name="Standard" style:family="paragraph">
      <style:text-properties style:font-name="Courier New"/>
    </style:style>
    <style:style style:name="P18" style:parent-style-name="Standard" style:family="paragraph">
      <style:text-properties style:font-name="Courier New"/>
    </style:style>
    <style:style style:name="P19" style:parent-style-name="Standard" style:family="paragraph">
      <style:text-properties style:font-name="Courier New"/>
    </style:style>
    <style:style style:name="P20" style:parent-style-name="Standard" style:family="paragraph">
      <style:text-properties style:font-name="Courier New"/>
    </style:style>
    <style:style style:name="P21" style:parent-style-name="Standard" style:family="paragraph">
      <style:text-properties style:font-name="Courier New"/>
    </style:style>
    <style:style style:name="P22" style:parent-style-name="Standard" style:family="paragraph">
      <style:text-properties style:font-name="Courier New"/>
    </style:style>
    <style:style style:name="P23" style:parent-style-name="Standard" style:family="paragraph">
      <style:text-properties style:font-name="Courier New"/>
    </style:style>
    <style:style style:name="P24" style:parent-style-name="Standard" style:family="paragraph">
      <style:text-properties style:font-name="Courier New"/>
    </style:style>
    <style:style style:name="P25" style:parent-style-name="Standard" style:family="paragraph">
      <style:text-properties style:font-name="Courier New"/>
    </style:style>
    <style:style style:name="P26" style:parent-style-name="Standard" style:family="paragraph">
      <style:text-properties style:font-name="Courier New"/>
    </style:style>
    <style:style style:name="P27" style:parent-style-name="Standard" style:family="paragraph">
      <style:text-properties style:font-name="Courier New"/>
    </style:style>
    <style:style style:name="T28" style:parent-style-name="Основнойшрифтабзаца" style:family="text">
      <style:text-properties style:font-name="Courier New"/>
    </style:style>
    <style:style style:name="T29" style:parent-style-name="Основнойшрифтабзаца" style:family="text">
      <style:text-properties style:font-name="Courier New"/>
    </style:style>
    <style:style style:name="T30" style:parent-style-name="Основнойшрифтабзаца" style:family="text">
      <style:text-properties style:font-name="Courier New"/>
    </style:style>
    <style:style style:name="T31" style:parent-style-name="Основнойшрифтабзаца" style:family="text">
      <style:text-properties style:font-name="Courier New" fo:language="en" fo:country="US"/>
    </style:style>
    <style:style style:name="T32" style:parent-style-name="Основнойшрифтабзаца" style:family="text">
      <style:text-properties style:font-name="Courier New"/>
    </style:style>
    <style:style style:name="T33" style:parent-style-name="Основнойшрифтабзаца" style:family="text">
      <style:text-properties style:font-name="Courier New"/>
    </style:style>
    <style:style style:name="T34" style:parent-style-name="Основнойшрифтабзаца" style:family="text">
      <style:text-properties style:font-name="Courier New" fo:language="en" fo:country="US"/>
    </style:style>
    <style:style style:name="T35" style:parent-style-name="Основнойшрифтабзаца" style:family="text">
      <style:text-properties style:font-name="Courier New"/>
    </style:style>
    <style:style style:name="T36" style:parent-style-name="Основнойшрифтабзаца" style:family="text">
      <style:text-properties style:font-name="Courier New"/>
    </style:style>
    <style:style style:name="T37" style:parent-style-name="Основнойшрифтабзаца" style:family="text">
      <style:text-properties style:font-name="Courier New"/>
    </style:style>
    <style:style style:name="T38" style:parent-style-name="Основнойшрифтабзаца" style:family="text">
      <style:text-properties style:font-name="Courier New" fo:language="en" fo:country="US"/>
    </style:style>
    <style:style style:name="T39" style:parent-style-name="Основнойшрифтабзаца" style:family="text">
      <style:text-properties style:font-name="Courier New"/>
    </style:style>
    <style:style style:name="T40" style:parent-style-name="Основнойшрифтабзаца" style:family="text">
      <style:text-properties style:font-name="Courier New"/>
    </style:style>
    <style:style style:name="T41" style:parent-style-name="Основнойшрифтабзаца" style:family="text">
      <style:text-properties style:font-name="Courier New" fo:language="en" fo:country="US"/>
    </style:style>
    <style:style style:name="T42" style:parent-style-name="Основнойшрифтабзаца" style:family="text">
      <style:text-properties style:font-name="Courier New"/>
    </style:style>
    <style:style style:name="T43" style:parent-style-name="Основнойшрифтабзаца" style:family="text">
      <style:text-properties style:font-name="Courier New"/>
    </style:style>
    <style:style style:name="T44" style:parent-style-name="Основнойшрифтабзаца" style:family="text">
      <style:text-properties style:font-name="Courier New"/>
    </style:style>
    <style:style style:name="T45" style:parent-style-name="Основнойшрифтабзаца" style:family="text">
      <style:text-properties style:font-name="Courier New" fo:language="en" fo:country="US"/>
    </style:style>
    <style:style style:name="T46" style:parent-style-name="Основнойшрифтабзаца" style:family="text">
      <style:text-properties style:font-name="Courier New"/>
    </style:style>
    <style:style style:name="T47" style:parent-style-name="Основнойшрифтабзаца" style:family="text">
      <style:text-properties style:font-name="Courier New"/>
    </style:style>
    <style:style style:name="T48" style:parent-style-name="Основнойшрифтабзаца" style:family="text">
      <style:text-properties style:font-name="Courier New"/>
    </style:style>
    <style:style style:name="T49" style:parent-style-name="Основнойшрифтабзаца" style:family="text">
      <style:text-properties style:font-name="Courier New" fo:language="en" fo:country="US"/>
    </style:style>
    <style:style style:name="T50" style:parent-style-name="Основнойшрифтабзаца" style:family="text">
      <style:text-properties style:font-name="Courier New"/>
    </style:style>
    <style:style style:name="T51" style:parent-style-name="Основнойшрифтабзаца" style:family="text">
      <style:text-properties style:font-name="Courier New"/>
    </style:style>
    <style:style style:name="P52" style:parent-style-name="Standard" style:family="paragraph">
      <style:text-properties style:font-name="Courier New"/>
    </style:style>
    <style:style style:name="P53" style:parent-style-name="Standard" style:family="paragraph">
      <style:text-properties style:font-name="Courier New"/>
    </style:style>
    <style:style style:name="T54" style:parent-style-name="Основнойшрифтабзаца" style:family="text">
      <style:text-properties style:font-name="Courier New"/>
    </style:style>
    <style:style style:name="T55" style:parent-style-name="Основнойшрифтабзаца" style:family="text">
      <style:text-properties style:font-name="Courier New" fo:language="en" fo:country="US"/>
    </style:style>
    <style:style style:name="T56" style:parent-style-name="Основнойшрифтабзаца" style:family="text">
      <style:text-properties style:font-name="Courier New"/>
    </style:style>
    <style:style style:name="T57" style:parent-style-name="Основнойшрифтабзаца" style:family="text">
      <style:text-properties style:font-name="Courier New"/>
    </style:style>
    <style:style style:name="T58" style:parent-style-name="Основнойшрифтабзаца" style:family="text">
      <style:text-properties style:font-name="Courier New" fo:language="en" fo:country="US"/>
    </style:style>
    <style:style style:name="T59" style:parent-style-name="Основнойшрифтабзаца" style:family="text">
      <style:text-properties style:font-name="Courier New"/>
    </style:style>
    <style:style style:name="T60" style:parent-style-name="Основнойшрифтабзаца" style:family="text">
      <style:text-properties style:font-name="Courier New"/>
    </style:style>
    <style:style style:name="P61" style:parent-style-name="Standard" style:family="paragraph">
      <style:text-properties style:font-name="Courier New"/>
    </style:style>
    <style:style style:name="P62" style:parent-style-name="Standard" style:family="paragraph">
      <style:text-properties style:font-name="Courier New"/>
    </style:style>
    <style:style style:name="P63" style:parent-style-name="Standard" style:family="paragraph">
      <style:text-properties style:font-name="Courier New"/>
    </style:style>
    <style:style style:name="P64" style:parent-style-name="Standard" style:family="paragraph">
      <style:text-properties style:font-name="Courier New"/>
    </style:style>
    <style:style style:name="P65" style:parent-style-name="Standard" style:family="paragraph">
      <style:text-properties style:font-name="Courier New"/>
    </style:style>
    <style:style style:name="P66" style:parent-style-name="Standard" style:family="paragraph">
      <style:text-properties style:font-name="Courier New"/>
    </style:style>
    <style:style style:name="P67" style:parent-style-name="Standard" style:family="paragraph">
      <style:text-properties style:font-name="Courier New"/>
    </style:style>
    <style:style style:name="P68" style:parent-style-name="Standard" style:family="paragraph">
      <style:text-properties style:font-name="Courier New"/>
    </style:style>
    <style:style style:name="P69" style:parent-style-name="Standard" style:family="paragraph">
      <style:text-properties style:font-name="Courier New"/>
    </style:style>
    <style:style style:name="P70" style:parent-style-name="Standard" style:family="paragraph">
      <style:text-properties style:font-name="Courier New"/>
    </style:style>
    <style:style style:name="T71" style:parent-style-name="Основнойшрифтабзаца" style:family="text">
      <style:text-properties style:font-name="Courier New"/>
    </style:style>
    <style:style style:name="T72" style:parent-style-name="Основнойшрифтабзаца" style:family="text">
      <style:text-properties style:font-name="Courier New"/>
    </style:style>
    <style:style style:name="T73" style:parent-style-name="Основнойшрифтабзаца" style:family="text">
      <style:text-properties style:font-name="Courier New" fo:language="en" fo:country="US"/>
    </style:style>
    <style:style style:name="T74" style:parent-style-name="Основнойшрифтабзаца" style:family="text">
      <style:text-properties style:font-name="Courier New"/>
    </style:style>
    <style:style style:name="T75" style:parent-style-name="Основнойшрифтабзаца" style:family="text">
      <style:text-properties style:font-name="Courier New"/>
    </style:style>
    <style:style style:name="T76" style:parent-style-name="Основнойшрифтабзаца" style:family="text">
      <style:text-properties style:font-name="Courier New" fo:language="en" fo:country="US"/>
    </style:style>
    <style:style style:name="T77" style:parent-style-name="Основнойшрифтабзаца" style:family="text">
      <style:text-properties style:font-name="Courier New"/>
    </style:style>
    <style:style style:name="T78" style:parent-style-name="Основнойшрифтабзаца" style:family="text">
      <style:text-properties style:font-name="Courier New" fo:language="en" fo:country="US"/>
    </style:style>
    <style:style style:name="T79" style:parent-style-name="Основнойшрифтабзаца" style:family="text">
      <style:text-properties style:font-name="Courier New"/>
    </style:style>
    <style:style style:name="T80" style:parent-style-name="Основнойшрифтабзаца" style:family="text">
      <style:text-properties style:font-name="Courier New"/>
    </style:style>
    <style:style style:name="T81" style:parent-style-name="Основнойшрифтабзаца" style:family="text">
      <style:text-properties style:font-name="Courier New"/>
    </style:style>
    <style:style style:name="P82" style:parent-style-name="Standard" style:family="paragraph">
      <style:text-properties style:font-name="Courier New"/>
    </style:style>
    <style:style style:name="P83" style:parent-style-name="Standard" style:family="paragraph">
      <style:text-properties style:font-name="Courier New"/>
    </style:style>
    <style:style style:name="P84" style:parent-style-name="Standard" style:family="paragraph">
      <style:text-properties style:font-name="Courier New"/>
    </style:style>
    <style:style style:name="P85" style:parent-style-name="Standard" style:family="paragraph">
      <style:text-properties style:font-name="Courier New"/>
    </style:style>
    <style:style style:name="P86" style:parent-style-name="Standard" style:family="paragraph">
      <style:text-properties style:font-name="Courier New"/>
    </style:style>
    <style:style style:name="P87" style:parent-style-name="Standard" style:family="paragraph">
      <style:text-properties style:font-name="Courier New"/>
    </style:style>
    <style:style style:name="P88" style:parent-style-name="Standard" style:family="paragraph">
      <style:text-properties style:font-name="Courier New"/>
    </style:style>
    <style:style style:name="P89" style:parent-style-name="Standard" style:family="paragraph">
      <style:text-properties style:font-name="Courier New"/>
    </style:style>
    <style:style style:name="P90" style:parent-style-name="Standard" style:family="paragraph">
      <style:text-properties style:font-name="Courier New"/>
    </style:style>
    <style:style style:name="P91" style:parent-style-name="Standard" style:family="paragraph">
      <style:text-properties style:font-name="Courier New"/>
    </style:style>
    <style:style style:name="P92" style:parent-style-name="Standard" style:family="paragraph">
      <style:text-properties style:font-name="Courier New"/>
    </style:style>
    <style:style style:name="P93" style:parent-style-name="Standard" style:family="paragraph">
      <style:text-properties style:font-name="Courier New"/>
    </style:style>
    <style:style style:name="P94" style:parent-style-name="Standard" style:family="paragraph">
      <style:text-properties style:font-name="Courier New"/>
    </style:style>
    <style:style style:name="P95" style:parent-style-name="Standard" style:family="paragraph">
      <style:text-properties style:font-name="Courier New"/>
    </style:style>
    <style:style style:name="P96" style:parent-style-name="Standard" style:family="paragraph">
      <style:text-properties style:font-name="Courier New"/>
    </style:style>
    <style:style style:name="P97" style:parent-style-name="Standard" style:family="paragraph">
      <style:text-properties style:font-name="Courier New"/>
    </style:style>
    <style:style style:name="P98" style:parent-style-name="Standard" style:family="paragraph">
      <style:text-properties style:font-name="Courier New"/>
    </style:style>
  </office:automatic-styles>
  <office:body>
    <office:text text:use-soft-page-breaks="true">
      <text:p text:style-name="P1"/>
      <text:p text:style-name="P2"/>
      <text:p text:style-name="P3">Требования к исходному коду лаб. работы<text:s/>3<text:s/>(Java)</text:p>
      <text:p text:style-name="P4"><text:s text:c="13"/>Pipeline</text:p>
      <text:p text:style-name="P5"><text:s/>┌────────────────────────────────────────┐</text:p>
      <text:p text:style-name="P6"><text:s/>│ <text:s text:c="8"/>┌─────────┐ <text:s text:c="19"/>│</text:p>
      <text:p text:style-name="P7"><text:s/>│ <text:s text:c="8"/>│ Manager │<text:s text:c="20"/>│</text:p>
      <text:p text:style-name="P8"><text:s/>│ <text:s text:c="8"/>└─────────┘ <text:s text:c="19"/>│</text:p>
      <text:p text:style-name="P9"><text:s/>│┌──────┐ <text:s text:c="3"/>┌─────────┐ <text:s text:c="8"/>┌──────┐│</text:p>
      <text:p text:style-name="P10"><text:s/>││Reader├────┤ Executor├── ... ──┤Writer││</text:p>
      <text:p text:style-name="P11"><text:s/>│└──────┘ <text:s text:c="3"/>└─────────┘ <text:s text:c="8"/>└──────┘│</text:p>
      <text:p text:style-name="P12"><text:s/>└────────────────────────────────────────┘</text:p>
      <text:p text:style-name="P13"/>
      <text:p text:style-name="P14"/>
      <text:p text:style-name="P15">Код в main получает и проверяет аргументы командной строки (в args ровно один строковый литерал).</text:p>
      <text:p text:style-name="P16">После этого отдает этот аргумент (имя конфигурационного файла со определением конвейера) коду класса Manager (не важно, статическому методу или в конструктор).</text:p>
      <text:p text:style-name="P17">В этом конфиге должны быть определены:</text:p>
      <text:p text:style-name="P18">- имя входного файла, который должен быть открыт кодом Manager, а ссылку на открытый входной поток Manager должен передать Reader'у, для этого Reader должен был имлементировать интерфейс IReader (в котором пока единственный метод setInputStream)</text:p>
      <text:p text:style-name="P19">- имя конфигурационного файла для экземпляра Reader'а</text:p>
      <text:p text:style-name="P20">- имя выходного файла, который должен быть открыт кодом Manager, а ссылку на открытый выходной поток Manager должен передать Writer'у, для этого Writer должен был имлементировать интерфейс IWriter (в котором пока единственный метод setOutputStream)</text:p>
      <text:p text:style-name="P21">- имя конфигурационного файла для экземпляра Writer'а</text:p>
      <text:p text:style-name="P22">- канонические имена классов всех экзекьюторов вместе с именами их конфигурационных файлов,</text:p>
      <text:p text:style-name="P23">- порядок расстановки экзекьюторов на<text:s/>конвейере</text:p>
      <text:p text:style-name="P24"/>
      <text:p text:style-name="P25">Если разбор конфига (синтаксический только!) Manager'ом завершился успешно, то результат разбора в форме некоторого контейнера передается коду этого же класса, чтобы построить конвейер и сконфигурировать всех экзекьюторов, включая Reader и Writer'а.</text:p>
      <text:p text:style-name="P26">Код класса Manager сначала выполняет семантический разбор параметров из конфига, которые параметризуют конвейер/сессию этого приложения (если файл со входными данными, то он существует и открывается на чтение, если файл для результатов, то он тоже открывается, но для записи).</text:p>
      <text:p text:style-name="P27">Реализация семантического разбора может быть набором статических методов или методов экземпляра класса.</text:p>
      <text:p text:style-name="Standard"><text:span text:style-name="T28">Далее Manager конструирует (используя механизм интроспекции) и расставляет на конвейере всех экзекьюторов, включая Reader и Wr</text:span><text:span text:style-name="T29">iter'а.</text:span></text:p>
      <text:p text:style-name="Standard"><text:span text:style-name="T30">ВОТ ЗДЕСЬ существенное добавление: процедура знакомства<text:s/></text:span><text:span text:style-name="T31">Provider</text:span><text:span text:style-name="T32">’</text:span><text:span text:style-name="T33">а и<text:s/></text:span><text:span text:style-name="T34">Consumer</text:span><text:span text:style-name="T35">’</text:span><text:span text:style-name="T36">а теперь:</text:span></text:p>
      <text:p text:style-name="Standard"><text:span text:style-name="T37">1. требует согласования формата выходных данных<text:s/></text:span><text:span text:style-name="T38">Provider</text:span><text:span text:style-name="T39">’</text:span><text:span text:style-name="T40">а и формата входных данных<text:s/></text:span><text:span text:style-name="T41">Consumer</text:span><text:span text:style-name="T42">’</text:span><text:span text:style-name="T43">а. Провайдер располагает списком поддерживаемых им форматов выходных данных. Это список он<text:s/></text:span><text:soft-page-break/><text:span text:style-name="T44">предоставляет своему консьюмеру. Консьюмер строит пересечение множества поддерживаемых провайдером форматов выходных данных и множества поддерживаемы консьюмером форматов входных данных. Если пересечение не пустое, то консьюмер выбирает из него один конкретный элемент (как каноническое имя типа данных) и передает его в качестве параметра в другой метод экземпляра провайдера, таким образом оформив свою просьбу к провайдеру «дай мне посредника для получения твоих выходных данных вот в этом формате». Провайдер вернет консьюмеру ссылку на экземпляр своего внутреннего (</text:span><text:span text:style-name="T45">inner</text:span><text:span text:style-name="T46">!<text:s/></text:span><text:span text:style-name="T47">А не статический</text:span><text:span text:style-name="T48"><text:s/></text:span><text:span text:style-name="T49">nested</text:span><text:span text:style-name="T50">!) класса как затребованного консьюмером посредника. Консьюмер сохраняет ссылку на<text:s/></text:span><text:span text:style-name="T51">этого посредника вместе с информацией о формате, который этот посредник обеспечит.</text:span></text:p>
      <text:p text:style-name="P52"/>
      <text:p text:style-name="P53">Наконец, он инициирует работу конвейера, вызвав у Reader'а метод execute(null) (этот метод Reader должен реализовать вместе с остальными методами интерфейса IExecutor).</text:p>
      <text:p text:style-name="Standard"><text:span text:style-name="T54">В ходе работы конвейера (по-прежнему линейного) провайдер уведомляет своего единственного консьюмера о наличии очередной порции выходных данных, вызывая метод execute(null) консьюмера. Код этого метода, на стороне консьюмера, дергает посредника и получает через него очередную порцию (копию) выходных данных своего провайдера. Если выходных данных у провайдера больше нет, то его посредника вернет консьюмеру<text:s/></text:span><text:span text:style-name="T55">null</text:span><text:span text:style-name="T56">.<text:s/></text:span><text:span text:style-name="T57">Соответственно, такое сообщение доберется по стеку вызовов execute(null) до<text:s/></text:span><text:span text:style-name="T58">Writer</text:span><text:span text:style-name="T59">’</text:span><text:span text:style-name="T60">а. Последний запишет все, что у него накопилось к этому моменту и на этом его работа в сессии закончилась.<text:s/></text:span></text:p>
      <text:p text:style-name="P61">Работа конвейера завершается, когда Reader вернет управление из метода execute(null).</text:p>
      <text:p text:style-name="P62">Далее анализ кода возврата кодом Manager, он пишет что-то в лог (саксесс или были проблемы),</text:p>
      <text:p text:style-name="P63">и завершаем работу конвейера, закрывая потоки.</text:p>
      <text:p text:style-name="P64"/>
      <text:p text:style-name="P65">ОБЩИЕ ТРЕБОВАНИЯ ОСТАЮТСЯ ПРЕЖНИМИ</text:p>
      <text:p text:style-name="P66">Грамматика конфигов ВСЕХ КЛАССОВ должна быть оформлена в самостоятельные статические неизменяемые (final) контейнеры.</text:p>
      <text:p text:style-name="P67">В <text:s/>коде никаких волшебных строковых литералов и волшебных чисел.</text:p>
      <text:p text:style-name="P68">Код не кидает никаких исключений. Если их кинул какой-то метод из стандартных библиотек, то тут <text:s/>же обработать, выдав пользователю в консоли (позже - в лог) вразумительное сообщение (не стек трейс!).</text:p>
      <text:p text:style-name="P69"/>
      <text:p text:style-name="P70">СТРУКТУРА ПРОЕКТОВ</text:p>
      <text:p text:style-name="Standard"><text:span text:style-name="T71">В качестве итога работы четыре проекта</text:span><text:span text:style-name="T72"><text:s/>(включать в<text:s/></text:span><text:span text:style-name="T73">jar</text:span><text:span text:style-name="T74">-</text:span><text:span text:style-name="T75"><text:s/>ники этих компонент инвариантный байт-код<text:s/></text:span><text:span text:style-name="T76">interface</text:span><text:span text:style-name="T77">.</text:span><text:span text:style-name="T78">jar</text:span><text:span text:style-name="T79"><text:s/></text:span><text:span text:style-name="T80">не нужно! Это может быть источником целого ряда проблем в последющем)</text:span><text:span text:style-name="T81">:</text:span></text:p>
      <text:p text:style-name="P82">1. Проект, в котором чистый Reader, включая классы парсеров его конфига (синтаксический и семантический), но никаких примесей менеджеров, экзекьюторов, райтеров.</text:p>
      <text:p text:style-name="P83"><text:s/>Это проект нужен для того, чтобы собрать в jar-файл реализацию этого компонента конвейера.</text:p>
      <text:p text:style-name="P84">2. Проект, в котором чистый Writer, включая классы парсеров его конфига (синтаксический и семантический), но никаких примесей менеджеров, экзекьюторов, ридеров.</text:p>
      <text:p text:style-name="P85"><text:s/>Это проект нужен для того, чтобы собрать в jar-файл реализацию этого компонента конвейера.</text:p>
      <text:p text:style-name="P86">3. Проект, в котором чистый Executor, включая классы парсеров его конфига (синтаксический и семантический), но никаких примесей менеджеров, ридеров, райтеров.</text:p>
      <text:p text:style-name="P87"><text:s/>Это<text:s/>проект нужен для того, чтобы собрать в jar-файл реализацию этого компонента конвейера.</text:p>
      <text:p text:style-name="P88">4. Проект, в котором чистый Manager конвейера, включая классы парсеров его конфига (синтаксический и семантический), но никаких примесей экзекьюторов, ридеров, райтеров.</text:p>
      <text:p text:style-name="P89"><text:s/>Это проект нужен для того, чтобы поместить в него jar-файлы с реализациями всех компонент конвейера и собрать конвейер.</text:p>
      <text:p text:style-name="P90">В этом проекте в структуре каталогов на том же уровне, что и каталог src:</text:p>
      <text:p text:style-name="P91">создать каталог<text:s/>artefacts, в который поместить три СВОИХ компоненты: reader.jar, executor.jar, writer.jar</text:p>
      <text:p text:style-name="P92">создать каталог<text:s/>libs, в который поместить три ЧЬИХ-то (очевидно, не своих) компоненты: XXXreader.jar, XXXexecutor.jar, XXXwriter.jar</text:p>
      <text:p text:style-name="P93">создать каталог<text:s/>configs, в который поместить четыре конфига конвейеров:</text:p>
      <text:p text:style-name="P94">1)<text:s/>конвейер, собранный только из своих компонент (из jar-ников reader.jar, executor.jar, writer.jar из каталога artefacts)</text:p>
      <text:p text:style-name="P95">2) конвейер, собранный из своих компонент за исключением Reader'а (ридер чужой из jar-ников каталога libs)</text:p>
      <text:p text:style-name="P96">3) конвейер, собранный из своих компонент за исключением Writer'а (райтер чужой из jar-ников каталога libs)</text:p>
      <text:p text:style-name="P97">4) конвейер, собранный из своих компонент с добавлением парочки чужих Executor'ов (к своим экзекьюторам прибавить чужие из jar-ников каталога libs)</text:p>
      <text:p text:style-name="P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LA_Comp</meta:initial-creator>
    <dc:creator>LA_Comp</dc:creator>
    <meta:creation-date>2020-09-18T23:35:00Z</meta:creation-date>
    <dc:date>2020-12-05T12:13:00Z</dc:date>
    <meta:template xlink:href="Normal" xlink:type="simple"/>
    <meta:editing-cycles>1</meta:editing-cycles>
    <meta:editing-duration>PT48960S</meta:editing-duration>
    <meta:document-statistic meta:page-count="3" meta:paragraph-count="13" meta:word-count="1017" meta:character-count="6804" meta:row-count="48" meta:non-whitespace-character-count="5800"/>
  </office:meta>
</office:document-meta>
</file>